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293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8.019cm"/>
    </style:style>
    <style:style style:name="co6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648cm"/>
    </style:style>
    <style:style style:name="co9" style:family="table-column">
      <style:table-column-properties fo:break-before="auto" style:column-width="12.226cm"/>
    </style:style>
    <style:style style:name="co10" style:family="table-column">
      <style:table-column-properties fo:break-before="auto" style:column-width="4.987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7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ext-properties fo:color="#160075"/>
    </style:style>
    <style:style style:name="ce36" style:family="table-cell" style:parent-style-name="Default" style:data-style-name="N36">
      <style:text-properties fo:color="#160075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/>
      <style:text-properties fo:color="#c9211e"/>
    </style:style>
    <style:style style:name="ce40" style:family="table-cell" style:parent-style-name="Default"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ffff00"/>
      <style:text-properties fo:color="#00a933"/>
    </style:style>
    <style:style style:name="ce42" style:family="table-cell" style:parent-style-name="Default">
      <style:text-properties style:text-underline-style="none"/>
    </style:style>
    <style:style style:name="ce43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fo:color="#160075"/>
    </style:style>
    <style:style style:name="ce21" style:family="table-cell" style:parent-style-name="Default" style:data-style-name="N36">
      <style:text-properties fo:color="#160075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/>
      <style:text-properties fo:color="#c9211e"/>
    </style:style>
    <style:style style:name="ce25" style:family="table-cell" style:parent-style-name="Default"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00"/>
      <style:text-properties fo:color="#00a933"/>
    </style:style>
    <style:style style:name="ce27" style:family="table-cell" style:parent-style-name="Default">
      <style:text-properties style:text-underline-style="none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style="normal" style:font-style-asian="normal" style:font-style-complex="normal"/>
    </style:style>
  </office:automatic-styles>
  <office:body>
    <office:spreadsheet>
      <table:table table:name="Githu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w install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Git for window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SSH key for command line pull, push, etc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h-keygen -t ed25519 -C "etiennerdev@gmail.com"</text:p>
          </table:table-cell>
          <table:table-cell office:value-type="string" calcext:value-type="string">
            <text:p>to generate a ssh key</text:p>
          </table:table-cell>
          <table:table-cell/>
          <table:table-cell office:value-type="string" calcext:value-type="string">
            <text:p>Shift + 0 <text:s/>(not num lock) <text:s/>to paste text in Git b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c:/Users/etien/.ssh/id_mykey</text:p>
          </table:table-cell>
          <table:table-cell office:value-type="string" calcext:value-type="string">
            <text:p>leave id_rsa and 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sphrase</text:p>
          </table:table-cell>
          <table:table-cell office:value-type="string" calcext:value-type="string">
            <text:p>may leav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ykey</text:p>
          </table:table-cell>
          <table:table-cell office:value-type="string" calcext:value-type="string">
            <text:p>private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ykey.pub</text:p>
          </table:table-cell>
          <table:table-cell office:value-type="string" calcext:value-type="string">
            <text:p>public 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t mykey.pub</text:p>
          </table:table-cell>
          <table:table-cell office:value-type="string" calcext:value-type="string">
            <text:p>copy all the key from “ssh-rsa” to “.com”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 to Github, settings, add SSH keys and G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ke up a tit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te the content of mykey.pub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eval "$(ssh-agent -s)" </text:p>
          </table:table-cell>
          <table:table-cell office:value-type="string" calcext:value-type="string">
            <text:p>start ssh-ag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7" office:value-type="string" calcext:value-type="string">
            <text:p>ssh-add ~/.ssh/id_mykey</text:p>
          </table:table-cell>
          <table:table-cell office:value-type="string" calcext:value-type="string">
            <text:p>add key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vs code version control to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 the user name and email in Git bash to use vs code version contro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git config --global user.name "Voowoov"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>
            <text:p>git config --global user.email etiennedev@gmail.com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thub command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it i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lone …link_though_ssh</text:p>
          </table:table-cell>
          <table:table-cell office:value-type="string" calcext:value-type="string">
            <text:p>on github.com, in repository, click clone, ssh, copy the li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s -la</text:p>
          </table:table-cell>
          <table:table-cell office:value-type="string" calcext:value-type="string">
            <text:p>clone adds a .git file in the 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t 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add 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ommit -m “name” -m “description”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push origin mai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it remote -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6" office:value-type="string" calcext:value-type="string">
            <text:p>Add new repository and link to local 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docs.github.com/en/get-started/importing-your-projects-to-github/importing-source-code-to-github/adding-locally-hosted-code-to-github</text:p>
          </table:table-cell>
          <table:table-cell table:number-columns-repeated="4"/>
        </table:table-row>
      </table:table>
      <table:table table:name="instal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first time to allow venv/script/activate, scripts must be allowed:</text:p>
          </table:table-cell>
          <table:table-cell/>
        </table:table-row>
        <table:table-row table:style-name="ro1">
          <table:table-cell office:value-type="string" calcext:value-type="string">
            <text:p>Open Powershell in administration mode and type the following comman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-ExecutionPolicy RemoteSigned 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 install virtualenv</text:p>
          </table:table-cell>
        </table:table-row>
        <table:table-row table:style-name="ro1">
          <table:table-cell office:value-type="string" calcext:value-type="string">
            <text:p>cd to the main folder</text:p>
          </table:table-cell>
          <table:table-cell/>
        </table:table-row>
        <table:table-row table:style-name="ro1">
          <table:table-cell office:value-type="string" calcext:value-type="string">
            <text:p>create a virtual env in the main f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env venv</text:p>
          </table:table-cell>
        </table:table-row>
        <table:table-row table:style-name="ro1">
          <table:table-cell/>
          <table:table-cell office:value-type="string" calcext:value-type="string">
            <text:p>.\\venv\Scripts\activate</text:p>
          </table:table-cell>
        </table:table-row>
        <table:table-row table:style-name="ro1">
          <table:table-cell/>
          <table:table-cell office:value-type="string" calcext:value-type="string">
            <text:p>cd dja</text:p>
          </table:table-cell>
        </table:table-row>
        <table:table-row table:style-name="ro1">
          <table:table-cell/>
          <table:table-cell office:value-type="string" calcext:value-type="string">
            <text:p>pip install -r 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on manage.py createsuperuser </text:p>
          </table:table-cell>
        </table:table-row>
        <table:table-row table:style-name="ro1">
          <table:table-cell/>
          <table:table-cell office:value-type="string" calcext:value-type="string">
            <text:p>python manage.py runserver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stall GNU gettext</text:p>
          </table:table-cell>
          <table:table-cell/>
        </table:table-row>
        <table:table-row table:style-name="ro1">
          <table:table-cell office:value-type="string" calcext:value-type="string">
            <text:p>https://www.gnu.org/software/gettext/</text:p>
          </table:table-cell>
          <table:table-cell/>
        </table:table-row>
        <table:table-row table:style-name="ro1">
          <table:table-cell office:value-type="string" calcext:value-type="string">
            <text:p>https://mlocati.github.io/articles/gettext-iconv-windows.htm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 manage.py init-d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move the path in the term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mpt(){"&gt;"}</text:p>
          </table:table-cell>
        </table:table-row>
      </table:table>
      <table:table table:name="vsExt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table:style-name="ce16" office:value-type="string" calcext:value-type="string">
            <text:p>Liste of vscode extension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For the text col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code-ic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Dark Pro</text:p>
          </table:table-cell>
          <table:table-cell office:value-type="string" calcext:value-type="string">
            <text:p>Theme of vscode it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tify</text:p>
          </table:table-cell>
          <table:table-cell office:value-type="string" calcext:value-type="string">
            <text:p>for Django html code formatting at sa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 NOT install Prettier because it adds tag code to html when tags don’t fit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ttier is not working with Django html and corrupt the code by adding tag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 CSS HTML Formatter (lonefy)</text:p>
          </table:table-cell>
          <table:table-cell table:number-columns-repeated="2"/>
          <table:table-cell office:value-type="string" calcext:value-type="string">
            <text:p>Ctrl+Schift+P, then Formatter Config, then change indent to 2</text:p>
          </table:table-cell>
        </table:table-row>
        <table:table-row table:style-name="ro1">
          <table:table-cell office:value-type="string" calcext:value-type="string">
            <text:p>JSObfusca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lint (microsoft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ck form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rt</text:p>
          </table:table-cell>
          <table:table-cell table:number-columns-repeated="3"/>
        </table:table-row>
      </table:table>
      <table:table table:name="lang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6" office:value-type="string" calcext:value-type="string">
            <text:p>Translation</text:p>
          </table:table-cell>
          <table:table-cell table:number-columns-repeated="6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Generate a django.po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office:value-type="string" calcext:value-type="string">
            <text:p>python manage.py makemessages -l LOCALE -a</text:p>
          </table:table-cell>
          <table:table-cell table:number-columns-repeated="3"/>
          <table:table-cell office:value-type="string" calcext:value-type="string">
            <text:p>(concatenate to existing django.po)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python manage.py makemessages -l fr -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thon manage.py makemessages -l LOCALE</text:p>
          </table:table-cell>
          <table:table-cell table:number-columns-repeated="3"/>
          <table:table-cell office:value-type="string" calcext:value-type="string">
            <text:p>(make another folder)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python manage.py makemessages -l fr 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ile the mo file into a po fil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 manage.py compilemessages</text:p>
          </table:table-cell>
          <table:table-cell table:number-columns-repeated="4"/>
        </table:table-row>
      </table:table>
      <table:table table:name="nginx" table:style-name="ta1" table:print="false">
        <table:table-column table:style-name="co1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Remove all networks install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ker network prune </text:p>
          </table:table-cell>
        </table:table-row>
      </table:table>
      <table:table table:name="PyPi" table:style-name="ta1">
        <table:table-column table:style-name="co8" table:default-cell-style-name="Default"/>
        <table:table-column table:style-name="co9" table:default-cell-style-name="ce19"/>
        <table:table-row table:style-name="ro1" table:number-rows-repeated="3">
          <table:table-cell table:number-columns-repeated="2"/>
        </table:table-row>
        <table:table-row table:style-name="ro3">
          <table:table-cell office:value-type="string" calcext:value-type="string">
            <text:p>django-guardian</text:p>
          </table:table-cell>
          <table:table-cell office:value-type="string" calcext:value-type="string">
            <text:p>Usually, permissions are applied on models but django-guardian can apply permissions on individual objects of a model</text:p>
          </table:table-cell>
        </table:table-row>
        <table:table-row table:style-name="ro1">
          <table:table-cell/>
          <table:table-cell office:value-type="string" calcext:value-type="string">
            <text:p>It adds a “object permission” button on the model page in django admin</text:p>
          </table:table-cell>
        </table:table-row>
        <table:table-row table:style-name="ro1">
          <table:table-cell/>
          <table:table-cell office:value-type="string" calcext:value-type="string">
            <text:p>https://www.youtube.com/watch?v=KpuDBudtSrg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mail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 avoid getting viewed as spam:</text:p>
          </table:table-cell>
        </table:table-row>
        <table:table-row table:style-name="ro1">
          <table:table-cell office:value-type="string" calcext:value-type="string">
            <text:p>Have html and txt content</text:p>
          </table:table-cell>
        </table:table-row>
        <table:table-row table:style-name="ro1">
          <table:table-cell office:value-type="string" calcext:value-type="string">
            <text:p>Check the email header:</text:p>
          </table:table-cell>
        </table:table-row>
        <table:table-row table:style-name="ro1">
          <table:table-cell office:value-type="string" calcext:value-type="string">
            <text:p><text:s text:c="4"/>have SPK, DKIM AND DMARC = pass (setting in DNS record, not Django)</text:p>
          </table:table-cell>
        </table:table-row>
        <table:table-row table:style-name="ro1">
          <table:table-cell office:value-type="string" calcext:value-type="string">
            <text:p>host sending the mail must have a static IP, not a dynamic IP.</text:p>
          </table:table-cell>
        </table:table-row>
      </table:table>
      <table:table table:name="fixture" table:style-name="ta1">
        <table:table-column table:style-name="co3" table:number-columns-repeated="16384" table:default-cell-style-name="Default"/>
        <table:table-row table:style-name="ro1">
          <table:table-cell table:style-name="ce20" office:value-type="string" calcext:value-type="string">
            <text:p>Create a csv file with data as such:</text:p>
          </table:table-cell>
          <table:table-cell table:style-name="ce20" table:number-columns-repeated="16383"/>
        </table:table-row>
        <table:table-row table:style-name="ro1">
          <table:table-cell table:style-name="ce20" table:number-columns-repeated="16384"/>
        </table:table-row>
        <table:table-row table:style-name="ro1">
          <table:table-cell table:style-name="ce20" office:value-type="string" calcext:value-type="string">
            <text:p>model</text:p>
          </table:table-cell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language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release_date</text:p>
          </table:table-cell>
          <table:table-cell table:style-name="ce20" office:value-type="string" calcext:value-type="string">
            <text:p>vote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search.movie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ko</text:p>
          </table:table-cell>
          <table:table-cell table:style-name="ce20" office:value-type="string" calcext:value-type="string">
            <text:p>20th Century Girl</text:p>
          </table:table-cell>
          <table:table-cell table:style-name="ce21" office:value-type="date" office:date-value="2022-10-06" calcext:value-type="date">
            <text:p>2022-10-06</text:p>
          </table:table-cell>
          <table:table-cell table:style-name="ce20" office:value-type="float" office:value="8.7" calcext:value-type="float">
            <text:p>8.7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search.movi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</text:p>
          </table:table-cell>
          <table:table-cell table:style-name="ce20" office:value-type="string" calcext:value-type="string">
            <text:p>The Godfather</text:p>
          </table:table-cell>
          <table:table-cell table:style-name="ce21" office:value-type="date" office:date-value="1972-03-14" calcext:value-type="date">
            <text:p>1972-03-14</text:p>
          </table:table-cell>
          <table:table-cell table:style-name="ce20" office:value-type="float" office:value="8.7" calcext:value-type="float">
            <text:p>8.7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search.movie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n</text:p>
          </table:table-cell>
          <table:table-cell table:style-name="ce20" office:value-type="string" calcext:value-type="string">
            <text:p>The Shawshank Redemption</text:p>
          </table:table-cell>
          <table:table-cell table:style-name="ce21" office:value-type="date" office:date-value="1994-09-23" calcext:value-type="date">
            <text:p>1994-09-23</text:p>
          </table:table-cell>
          <table:table-cell table:style-name="ce20" office:value-type="float" office:value="8.7" calcext:value-type="float">
            <text:p>8.7</text:p>
          </table:table-cell>
          <table:table-cell table:style-name="ce20" table:number-columns-repeated="16378"/>
        </table:table-row>
        <table:table-row table:style-name="ro1">
          <table:table-cell table:style-name="ce20" table:number-columns-repeated="6"/>
          <table:table-cell table:number-columns-repeated="16378"/>
        </table:table-row>
        <table:table-row table:style-name="ro1">
          <table:table-cell table:style-name="ce20" office:value-type="string" calcext:value-type="string">
            <text:p>model column is app.model_variable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style-name="ce20" office:value-type="string" calcext:value-type="string">
            <text:p>id in 2<text:span text:style-name="T1">nd</text:span> column, it is the pk, does not have to be defined in the model, Django adds it automaticallly.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style-name="ce20" office:value-type="string" calcext:value-type="string">
            <text:p>make sure dates are in year-month-day format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Create a folder named fixtures inside the app folder (search) and put the csv in (and the json that will be genarated)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style-name="ce20" office:value-type="string" calcext:value-type="string">
            <text:p>loaddata function looks for fixtures folders.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Then,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cd to the path of the csv fil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$var = import-csv .\movies.csv | ConvertTo-Js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$var | Add-Content -Path “mydata.json”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en the json created and make a replace (ctrl+F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place just after the ID: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"language"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<text:span text:style-name="T11">"</text:span><text:span text:style-name="T12">fields</text:span><text:span text:style-name="T13">"</text:span><text:span text:style-name="T12">: { </text:span><text:span text:style-name="T13">"</text:span><text:span text:style-name="T12">language</text:span><text:span text:style-name="T13">"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}}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delete the existing entries in the table: (facultative)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from search.models import Movi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ovies.objects.all().delete(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import the data in the mode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python manage.py loaddata mydata.json</text:p>
          </table:table-cell>
          <table:table-cell table:number-columns-repeated="16381"/>
        </table:table-row>
      </table:table>
      <table:table table:name="coml" table:style-name="ta1">
        <table:table-column table:style-name="co3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ssion 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h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contrib.sessions.models import S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 = Session.objects.get(pk=’kjlfasdil0f9adsjfj0jaskfj2efj84ljafke894’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get_decoded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()</text:p>
          </table:table-cell>
        </table:table-row>
      </table:table>
      <table:table table:name="elsearh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hen the index changes (not sure exactly), then run this command in django terminal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earch_index --rebui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: during that time, elasticsearch container and django container are running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django-elasticsearch-dsl.readthedocs.io/en/latest/ </text:p>
          </table:table-cell>
          <table:table-cell/>
        </table:table-row>
      </table:table>
      <table:table table:name="sass" table:style-name="ta1" table:print="false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6" office:value-type="string" calcext:value-type="string">
            <text:p>Installation</text:p>
          </table:table-cell>
          <table:table-cell table:number-columns-repeated="2"/>
          <table:table-cell office:value-type="string" calcext:value-type="string">
            <text:p>https://www.youtube.com/watch?v=iJKCj8uAHz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 to nodejs.or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ownload the latest nodejs and install (LTS is ok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ode --ver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 a new package.json fi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eate a new_fol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pen the folder in terminal (right click inside the folder or cd to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ini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ackage nam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words (separate them with spaces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on npmjs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npm, search f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ass (a pure Javascript implementation of Sas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the new_folder created earlier (with package.json in it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nstall --save-dev sass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n, “devDependencies” in package.json adds “sass”: with the right version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to getbootstrap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ook for Installation section and copy “npm i bootstrap@5.2.2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new_folder if neede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 bootstrap@5.2.2 --save</text:p>
          </table:table-cell>
          <table:table-cell table:number-columns-repeated="2"/>
          <table:table-cell office:value-type="string" calcext:value-type="string">
            <text:p>--save is to add dependency in package.js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U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run compile:sas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or press on “debug” in the package.json file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6" office:value-type="string" calcext:value-type="string">
            <text:p>Prevent CSS source map from being generate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 --no-souce-map in package.json, ex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"compile:sass": "sass --watch scss:../dja/static/styles"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"compile:sass": "sass --watch --no-source-map scss:../dja/static/styles" </text:p>
          </table:table-cell>
          <table:table-cell table:number-columns-repeated="3"/>
        </table:table-row>
      </table:table>
      <table:table table:name="j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o in the folder when node modules 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m install --save-dev webpack webpack-cl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webpack-obfusca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sass-loader sass css-loader mini-css-extract-plug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compression-webpack-plugin </text:p>
          </table:table-cell>
        </table:table-row>
      </table:table>
      <table:table table:name="templat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{% load i18n %}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{% trans "Message" %}</text:p>
          </table:table-cell>
        </table:table-row>
        <table:table-row table:style-name="ro1">
          <table:table-cell office:value-type="string" calcext:value-type="string">
            <text:p>{% load l10n %}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{{ some_datetime_or_number|localize }}</text:p>
          </table:table-cell>
        </table:table-row>
        <table:table-row table:style-name="ro1">
          <table:table-cell office:value-type="string" calcext:value-type="string">
            <text:p>{% load tz %}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{{ datetime_aware|localtime }}</text:p>
          </table:table-cell>
        </table:table-row>
        <table:table-row table:style-name="ro1">
          <table:table-cell office:value-type="string" calcext:value-type="string">
            <text:p>{% load l10n %} {% load tz %}</text:p>
          </table:table-cell>
          <table:table-cell/>
          <table:table-cell office:value-type="string" calcext:value-type="string">
            <text:p> mailmessage.date|localtime|localize 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 mailmessage.date|date:'D, d M Y, H:i:s T'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int(timezone.localtime(timezone.now()))     # Aware in local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timezone.now())                         # Aware in UTC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datetime.datetime.now())                # Naive in local timezone </text:p>
          </table:table-cell>
          <table:table-cell table:number-columns-repeated="2"/>
        </table:table-row>
      </table:table>
      <table:table table:name="dns" table:style-name="ta1">
        <table:table-column table:style-name="co3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n window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 to wifi settings, <text:s/>Ed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NS server assignment</text:p>
          </table:table-cell>
          <table:table-cell/>
          <table:table-cell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IPv4 DNS servers</text:p>
          </table:table-cell>
          <table:table-cell/>
          <table:table-cell office:value-type="string" calcext:value-type="string">
            <text:p>127.0.0.1</text:p>
          </table:table-cell>
        </table:table-row>
      </table:table>
      <table:table table:name="prod" table:style-name="ta1" table:print="false">
        <table:table-column table:style-name="co1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ython manage.py collectstatic --noinput</text:p>
          </table:table-cell>
        </table:table-row>
      </table:table>
      <table:table table:name="docker" table:style-name="ta1">
        <table:table-column table:style-name="co3" table:number-columns-repeated="2" table:default-cell-style-name="Default"/>
        <table:table-column table:style-name="co3" table:default-cell-style-name="ce23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6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style-name="ce22" table:number-columns-repeated="2"/>
          <table:table-cell office:value-type="string" calcext:value-type="string">
            <text:p>docker-compose up 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 office:value-type="string" calcext:value-type="string">
            <text:p>docker-compose up -d</text:p>
          </table:table-cell>
          <table:table-cell table:style-name="ce22"/>
        </table:table-row>
        <table:table-row table:style-name="ro1">
          <table:table-cell table:style-name="ce22" table:number-columns-repeated="4"/>
        </table:table-row>
        <table:table-row table:style-name="ro1">
          <table:table-cell table:style-name="ce23" office:value-type="string" calcext:value-type="string">
            <text:p># delete all networks (including previous) </text:p>
          </table:table-cell>
          <table:table-cell table:style-name="ce22" table:number-columns-repeated="3"/>
        </table:table-row>
        <table:table-row table:style-name="ro1">
          <table:table-cell table:style-name="ce22" table:number-columns-repeated="2"/>
          <table:table-cell office:value-type="string" calcext:value-type="string">
            <text:p>docker network prune</text:p>
          </table:table-cell>
          <table:table-cell table:style-name="ce22"/>
        </table:table-row>
        <table:table-row table:style-name="ro1">
          <table:table-cell table:style-name="ce22" table:number-columns-repeated="4"/>
        </table:table-row>
        <table:table-row table:style-name="ro1">
          <table:table-cell table:style-name="ce23" office:value-type="string" calcext:value-type="string">
            <text:p># delete everything </text:p>
          </table:table-cell>
          <table:table-cell table:style-name="ce22" table:number-columns-repeated="3"/>
        </table:table-row>
        <table:table-row table:style-name="ro1">
          <table:table-cell table:style-name="ce22" table:number-columns-repeated="2"/>
          <table:table-cell office:value-type="string" calcext:value-type="string">
            <text:p>docker system prune -a --volumes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 office:value-type="string" calcext:value-type="string">
            <text:p>docker system prune -a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/>
          <table:table-cell table:style-name="ce22"/>
        </table:table-row>
        <table:table-row table:style-name="ro1">
          <table:table-cell table:style-name="ce22" table:number-columns-repeated="2"/>
          <table:table-cell office:value-type="string" calcext:value-type="string">
            <text:p>THEN, to purge the data, go in the Docker Desktop GUI and click on the Bug icon</text:p>
          </table:table-cell>
          <table:table-cell table:style-name="ce22"/>
        </table:table-row>
        <table:table-row table:style-name="ro1">
          <table:table-cell table:number-columns-repeated="2"/>
          <table:table-cell table:style-name="Default" office:value-type="string" calcext:value-type="string">
            <text:p>upper right, then Clean/Purge data button and select WSL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ip Installed modules in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16" office:value-type="string" calcext:value-type="string">
            <text:p>in docker container shel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 exec &lt;container ID&gt; pip list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cale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16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 -d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worker=3</text:p>
          </table:table-cell>
          <table:table-cell/>
        </table:table-row>
      </table:table>
      <table:table table:name="subdom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requirements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ango-hosts    # for subdomains running in the same django project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 zap.setting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   "django_hosts", </text:p>
          </table:table-cell>
        </table:table-row>
        <table:table-row table:style-name="ro1">
          <table:table-cell/>
          <table:table-cell office:value-type="string" calcext:value-type="string">
            <text:p>    "django_hosts.middleware.HostsResponseMiddleware",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##### For django-hosts #######</text:p>
          </table:table-cell>
        </table:table-row>
        <table:table-row table:style-name="ro1">
          <table:table-cell/>
          <table:table-cell office:value-type="string" calcext:value-type="string">
            <text:p>ROOT_HOSTCONF = "zap.hosts"</text:p>
          </table:table-cell>
        </table:table-row>
        <table:table-row table:style-name="ro1">
          <table:table-cell/>
          <table:table-cell office:value-type="string" calcext:value-type="string">
            <text:p>DEFAULT_HOST = "root"</text:p>
          </table:table-cell>
        </table:table-row>
        <table:table-row table:style-name="ro1">
          <table:table-cell/>
          <table:table-cell office:value-type="string" calcext:value-type="string">
            <text:p>PARENT_HOST='localhost:8000' # use in dev <text:s text:c="6"/>PARENT_HOST is for host_url temlate tag (below)</text:p>
          </table:table-cell>
        </table:table-row>
        <table:table-row table:style-name="ro1">
          <table:table-cell/>
          <table:table-cell office:value-type="string" calcext:value-type="string">
            <text:p># PARENT_HOST='example.com'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zap.host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ociate each subdomain (by prefix) to its urls.py fi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he browser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#### in dev, use localhost instead of 127.0.0.1 to run subdomains, ex.<text:span text:style-name="T5"> beta.localhost:8000 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 subdomain has access to the same apps if they are in their url.py</text:p>
          </table:table-cell>
          <table:table-cell/>
        </table:table-row>
        <table:table-row table:style-name="ro1">
          <table:table-cell office:value-type="string" calcext:value-type="string">
            <text:p>Django will sustain the subdomain if relative links are used ex. href="{% url 'base:home' %}.</text:p>
          </table:table-cell>
          <table:table-cell/>
        </table:table-row>
        <table:table-row table:style-name="ro1">
          <table:table-cell office:value-type="string" calcext:value-type="string">
            <text:p>to go to another subdomain, use <text:s text:c="2"/></text:p>
          </table:table-cell>
          <table:table-cell/>
        </table:table-row>
        <table:table-row table:style-name="ro1">
          <table:table-cell office:value-type="string" calcext:value-type="string">
            <text:p>{% load hosts %} </text:p>
          </table:table-cell>
          <table:table-cell/>
        </table:table-row>
        <table:table-row table:style-name="ro1">
          <table:table-cell office:value-type="string" calcext:value-type="string">
            <text:p>href="{% host_url 'base:home' host 'beta' %}</text:p>
          </table:table-cell>
          <table:table-cell/>
        </table:table-row>
        <table:table-row table:style-name="ro1">
          <table:table-cell office:value-type="string" calcext:value-type="string">
            <text:p><text:s/>where ‘beta’ comes from name="beta" in hosts.py</text:p>
          </table:table-cell>
          <table:table-cell/>
        </table:table-row>
      </table:table>
      <table:table table:name="tinymce" table:style-name="ta1">
        <table:table-column table:style-name="co3" table:default-cell-style-name="Default"/>
        <table:table-row table:style-name="ro1">
          <table:table-cell/>
        </table:table-row>
      </table:table>
      <table:table table:name="htmx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finite scrol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requirements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to_htmx</text:p>
          </table:table-cell>
          <table:table-cell/>
        </table:table-row>
        <table:table-row table:style-name="ro1">
          <table:table-cell office:value-type="string" calcext:value-type="string">
            <text:p>in settings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ED_APPS </text:p>
          </table:table-cell>
          <table:table-cell office:value-type="string" calcext:value-type="string">
            <text:p>"django_htmx" </text:p>
          </table:table-cell>
        </table:table-row>
        <table:table-row table:style-name="ro1">
          <table:table-cell/>
          <table:table-cell office:value-type="string" calcext:value-type="string">
            <text:p>MIDDLEWARE </text:p>
          </table:table-cell>
          <table:table-cell office:value-type="string" calcext:value-type="string">
            <text:p>"django_htmx.middleware.HtmxMiddleware"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main.html</text:p>
          </table:table-cell>
          <table:table-cell office:value-type="string" calcext:value-type="string">
            <text:p>see htmx.org</text:p>
          </table:table-cell>
          <table:table-cell office:value-type="string" calcext:value-type="string">
            <text:p>  &lt;script src="https://unpkg.com/htmx.org@1.9.4"&gt;&lt;/script&gt;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ticles_sublist.html</text:p>
          </table:table-cell>
          <table:table-cell/>
          <table:table-cell office:value-type="string" calcext:value-type="string">
            <text:p>contains the for loop (that shows a page of artic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 htmx on the last article with hx-trigger=”reaveled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a spinner with hx-indicator="#my-indicator"</text:p>
          </table:table-cell>
        </table:table-row>
        <table:table-row table:style-name="ro1">
          <table:table-cell office:value-type="string" calcext:value-type="string">
            <text:p>articles.html</text:p>
          </table:table-cell>
          <table:table-cell/>
          <table:table-cell office:value-type="string" calcext:value-type="string">
            <text:p>includes articles_sublist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iv id="my-indicator" class=" htmx-indicator spinner_style"&gt;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 view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get fun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self.request.htmx:                 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3"/>return render(request, "articles/articles_htmx.html", {'articles': page}) 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urn render(request, "articles/articles.html", {'articles': page})</text:p>
          </table:table-cell>
        </table:table-row>
      </table:table>
      <table:table table:name="backup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Media fi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incremental back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ok 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clone sync --dry-run /home/username/source remote:latest--backup-dir=remote:incrementals/`date +%Y%m%d.%I%M%S` -vv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heaper may be to backup media files to Google drive</text:p>
          </table:table-cell>
          <table:table-cell/>
        </table:table-row>
      </table:table>
      <table:table table:name="vps setup" table:style-name="ta1">
        <table:table-column table:style-name="co3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etup the user on the vps, in a shell file (.sh) 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!/bin/bash</text:p>
          </table:table-cell>
        </table:table-row>
        <table:table-row table:style-name="ro1">
          <table:table-cell/>
          <table:table-cell office:value-type="string" calcext:value-type="string">
            <text:p># Set the username and password for the new user</text:p>
          </table:table-cell>
        </table:table-row>
        <table:table-row table:style-name="ro1">
          <table:table-cell/>
          <table:table-cell office:value-type="string" calcext:value-type="string">
            <text:p>NEW_USER="newuser"</text:p>
          </table:table-cell>
        </table:table-row>
        <table:table-row table:style-name="ro1">
          <table:table-cell/>
          <table:table-cell office:value-type="string" calcext:value-type="string">
            <text:p>NEW_PASS="password"</text:p>
          </table:table-cell>
        </table:table-row>
        <table:table-row table:style-name="ro1">
          <table:table-cell/>
          <table:table-cell office:value-type="string" calcext:value-type="string">
            <text:p>NEW_ROOT_PASSWORD="password"</text:p>
          </table:table-cell>
        </table:table-row>
        <table:table-row table:style-name="ro1">
          <table:table-cell/>
          <table:table-cell office:value-type="string" calcext:value-type="string">
            <text:p># Create the new user and set their password</text:p>
          </table:table-cell>
        </table:table-row>
        <table:table-row table:style-name="ro1">
          <table:table-cell/>
          <table:table-cell office:value-type="string" calcext:value-type="string">
            <text:p>useradd -m $NEW_USER</text:p>
          </table:table-cell>
        </table:table-row>
        <table:table-row table:style-name="ro1">
          <table:table-cell/>
          <table:table-cell office:value-type="string" calcext:value-type="string">
            <text:p>echo "$NEW_USER:$NEW_PASS" | chpasswd</text:p>
          </table:table-cell>
        </table:table-row>
        <table:table-row table:style-name="ro1">
          <table:table-cell/>
          <table:table-cell office:value-type="string" calcext:value-type="string">
            <text:p># Add the new user to the sudo group</text:p>
          </table:table-cell>
        </table:table-row>
        <table:table-row table:style-name="ro1">
          <table:table-cell/>
          <table:table-cell office:value-type="string" calcext:value-type="string">
            <text:p>usermod -aG sudo $NEW_USER</text:p>
          </table:table-cell>
        </table:table-row>
        <table:table-row table:style-name="ro1">
          <table:table-cell/>
          <table:table-cell office:value-type="string" calcext:value-type="string">
            <text:p># Disable root login</text:p>
          </table:table-cell>
        </table:table-row>
        <table:table-row table:style-name="ro1">
          <table:table-cell/>
          <table:table-cell office:value-type="string" calcext:value-type="string">
            <text:p>sed -i 's/PermitRootLogin yes/PermitRootLogin no/g' /etc/ssh/sshd_config</text:p>
          </table:table-cell>
        </table:table-row>
        <table:table-row table:style-name="ro1">
          <table:table-cell/>
          <table:table-cell office:value-type="string" calcext:value-type="string">
            <text:p># Change the root password</text:p>
          </table:table-cell>
        </table:table-row>
        <table:table-row table:style-name="ro1">
          <table:table-cell/>
          <table:table-cell office:value-type="string" calcext:value-type="string">
            <text:p>echo "root:$NEW_ROOT_PASSWORD="password"" | chpasswd</text:p>
          </table:table-cell>
        </table:table-row>
        <table:table-row table:style-name="ro1">
          <table:table-cell/>
          <table:table-cell office:value-type="string" calcext:value-type="string">
            <text:p># Restart the SSH service to apply changes</text:p>
          </table:table-cell>
        </table:table-row>
        <table:table-row table:style-name="ro1">
          <table:table-cell/>
          <table:table-cell office:value-type="string" calcext:value-type="string">
            <text:p>service ssh restart</text:p>
          </table:table-cell>
        </table:table-row>
        <table:table-row table:style-name="ro1">
          <table:table-cell/>
          <table:table-cell office:value-type="string" calcext:value-type="string">
            <text:p># Switch to the new user</text:p>
          </table:table-cell>
        </table:table-row>
        <table:table-row table:style-name="ro1">
          <table:table-cell/>
          <table:table-cell office:value-type="string" calcext:value-type="string">
            <text:p>su - $NEW_USER </text:p>
          </table:table-cell>
        </table:table-row>
      </table:table>
      <table:table table:name="ssh" table:style-name="ta1">
        <table:table-column table:style-name="co3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stall OpenSSH Server on machines that are to be connected to (<text:span text:style-name="T5">host</text:span>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ows 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ight-click on Windows start button / Settin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 App at the left / Optional features / Add an optional feature / View feat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rch for “openssh” and install i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apt-get install openssh-serv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, OpenSSH Client should be installed on the machine that connects from (<text:span text:style-name="T5">client</text:span>), it is by default on Window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igure SSH connection on the <text:span text:style-name="T5">host</text:span> computer (the one being connected to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windows 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On the host (connect to machine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wifi connextion parameters: Network profile, select Priva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e “Services” in search to open Servic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nd OpenSSH Authentication Agent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nd OpenSSH server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 <text:span text:style-name="T5">start</text:span> both servic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pconf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e the ipv4 address in the wifi (ex. 10.0.0.93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u can Test the ssh with password from the Client computer (the one connecting from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5" office:value-type="string" calcext:value-type="string">
            <text:p>Create an authorized_keys file for the host 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4">In the myhostuser (whoami)</text:span> direc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. in C:\Users\myhostuser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e a .ssh folder <text:s text:c="2"/>(Bash on the myhostuser folder and <text:s text:c="2"/>mkdir .ssh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 sure that Views / File names extensions and Hidden folders are enabl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.ssh\ create a authorized_keys file (make a .txt file first and then remove the .txt manually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ght-click authorized_keys file / properties / Security 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 Group or user names li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SYSTEM and myhostuser should be there, not Administrato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Advanc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“Disable inheritance” / Convert inherited perm... <text:s text:c="3"/>App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in Security, click Ed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ect Administrators and click Remove <text:s text:c="2"/>Apply <text:s text:c="3"/>Ok <text:s text:c="3"/>O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On the Client (connect from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Create a key pair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 make the keys, open cmd on the same user that will be used to host the conne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-keyg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cept defaults but passphase is recommended</text:p>
          </table:table-cell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Key pairs are only saved on the Client machine (In c:\User\myclientuser\.ssh\) and the public key is transfered to the host machi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Place the public key from the Client to the in the autorized_keys file of the H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<text:span text:style-name="T15">Using </text:span><text:span text:style-name="T16">Putty</text:span><text:span text:style-name="T17"> and connecting to the hose with password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cp c:\users\myclientuser\.ssh\id_rsa.pub myhostuser@10.0.0.93:c:\users\myhostuser\.ssh\authorized_key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4" office:value-type="string" calcext:value-type="string">
            <text:p>On the host (connect to machine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<text:span text:style-name="T15">Configure</text:span><text:span text:style-name="T18"> </text:span>the loggin with keys only and disable loggin with 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File Manager, select View/Hidden ite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C:/ProgramData/ssh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it sshd_config file with Notepad (open notepad first as Run as administrator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comment <text:s text:c="2"/>PubkeyAuthentification 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ncomment <text:s text:c="2"/>PasswordAuthentication no <text:s text:c="2"/>(change yes for no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ent </text:p>
          </table:table-cell>
          <table:table-cell office:value-type="string" calcext:value-type="string">
            <text:p>#Match Group administrato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<text:s text:c="6"/>AuthorizedKeysF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Services (on Windows), restart both OpenSSH Server and OpenSSH Authentication Agent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On the Client (connect from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Test the ssh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in cm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pan text:style-name="T14">ssh myhostuser</text:span>@10.0.0.93 -i “c:\users\myclientuser\.ssh\id_rsa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4"/>where id_rsa is the private key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nce logged in once with the -i tag, then only this command can be u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</table:table>
      <table:table table:name="Stack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itWarden</text:p>
          </table:table-cell>
          <table:table-cell office:value-type="string" calcext:value-type="string">
            <text:p>passwords, keys (je pense)</text:p>
          </table:table-cell>
          <table:table-cell/>
        </table:table-row>
        <table:table-row table:style-name="ro1">
          <table:table-cell office:value-type="string" calcext:value-type="string">
            <text:p>AES crypt</text:p>
          </table:table-cell>
          <table:table-cell office:value-type="string" calcext:value-type="string">
            <text:p>file encryp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/sc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MX</text:p>
          </table:table-cell>
          <table:table-cell office:value-type="string" calcext:value-type="string">
            <text:p>load à mesure</text:p>
          </table:table-cell>
          <table:table-cell/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itiate the v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ud-in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grant</text:p>
          </table:table-cell>
          <table:table-cell office:value-type="string" calcext:value-type="string">
            <text:p>Pour setup un VM mais en rubi donc pas sur</text:p>
          </table:table-cell>
        </table:table-row>
        <table:table-row table:style-name="ro1"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Linux commands</text:p>
          </table:table-cell>
        </table:table-row>
        <table:table-row table:style-name="ro1">
          <table:table-cell office:value-type="string" calcext:value-type="string">
            <text:p>Container orches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bernetes (k8)</text:p>
          </table:table-cell>
          <table:table-cell/>
        </table:table-row>
        <table:table-row table:style-name="ro1">
          <table:table-cell office:value-type="string" calcext:value-type="string">
            <text:p>CI/C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/>
          <table:table-cell office:value-type="string" calcext:value-type="string">
            <text:p>GitHub Action</text:p>
          </table:table-cell>
          <table:table-cell office:value-type="string" calcext:value-type="string">
            <text:p>semble le mieux ou voir </text:p>
          </table:table-cell>
        </table:table-row>
        <table:table-row table:style-name="ro1">
          <table:table-cell/>
          <table:table-cell office:value-type="string" calcext:value-type="string">
            <text:p>GitLab 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go CD</text:p>
          </table:table-cell>
          <table:table-cell office:value-type="string" calcext:value-type="string">
            <text:p><text:s/>for k8s</text:p>
          </table:table-cell>
        </table:table-row>
        <table:table-row table:style-name="ro1">
          <table:table-cell office:value-type="string" calcext:value-type="string">
            <text:p>Autom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sible</text:p>
          </table:table-cell>
          <table:table-cell office:value-type="string" calcext:value-type="string">
            <text:p>semble pas si utile avec k8</text:p>
          </table:table-cell>
        </table:table-row>
      </table:table>
      <table:table table:name="Router" table:style-name="ta1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ccessing my home server (device or node) from the interne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device to get the internal ip and mac address of the device (mac are unique id of the device (nic)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onfig /a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ro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 the internal IP for a device on the DHCP so that the IP dont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, do port forwarding configuration for each port that will be us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IP:port to internalIP: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think it is only possible to have one device if ports are mapped one for 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multiple devices can be done if ports are not mapped the same on the public side than the devi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00-00-00</text:date>, <text:time style:data-style-name="N2" text:time-value="12:33:15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Q Q</meta:initial-creator>
    <meta:creation-date>2022-11-02T16:56:18.56</meta:creation-date>
    <meta:generator>LibreOffice/7.6.2.1$Windows_X86_64 LibreOffice_project/56f7684011345957bbf33a7ee678afaf4d2ba333</meta:generator>
    <dc:date>2024-02-09T23:37:53.848000000</dc:date>
    <meta:editing-duration>P5DT6H19M58S</meta:editing-duration>
    <meta:editing-cycles>152</meta:editing-cycles>
    <meta:document-statistic meta:table-count="24" meta:cell-count="433" meta:object-count="0"/>
  </office:meta>
</office:document-meta>
</file>